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f63" officeooo:paragraph-rsid="0014df63"/>
    </style:style>
    <style:style style:name="P2" style:family="paragraph" style:parent-style-name="Standard">
      <style:text-properties officeooo:rsid="001686c0" officeooo:paragraph-rsid="001686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numéricos 2023 – segundo parcial.</text:p>
      <text:p text:style-name="P1">Parte II</text:p>
      <text:p text:style-name="P1"/>
      <text:p text:style-name="P1">2A . Graficar en Gnuplot los datos y describir el movimiento de la gota.</text:p>
      <text:p text:style-name="P1"/>
      <text:p text:style-name="P1">*insertar imagen figura2a.png ahre</text:p>
      <text:p text:style-name="P1"/>
      <text:p text:style-name="P2">En el gráfico vemos la posición de la gotita de agua respecto del tiempo, iniciando en el momento en el que fue soltada. </text:p>
      <text:p text:style-name="P2"/>
      <text:p text:style-name="P2">Inicialmente podemos ver que <text:span text:style-name="T1">respecto del tiempo </text:span><text:span text:style-name="T2">el comportamiento es parabólico y luego comienza a desplazarse </text:span><text:span text:style-name="T1">RESPECTO DEL TIEMPO </text:span><text:span text:style-name="T2">de forma lineal. Esto nos indica que la gotita fue desacelerándose. Esto se debe a que, junto con la fuerza de atracción gravitatoria que actúa sobre la gota, también actúa la resistencia del aire, medio por el cual ésta se desplaza. Esta es una fuerza </text:span><text:span text:style-name="T1">no conservativa</text:span><text:span text:style-name="T2">, por lo cual, mientras más actúa, más afect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1:08:12.152760963</meta:creation-date>
    <dc:date>2023-06-07T21:36:42.914703986</dc:date>
    <meta:editing-duration>PT18M20S</meta:editing-duration>
    <meta:editing-cycles>1</meta:editing-cycles>
    <meta:document-statistic meta:table-count="0" meta:image-count="0" meta:object-count="0" meta:page-count="1" meta:paragraph-count="6" meta:word-count="122" meta:character-count="723" meta:non-whitespace-character-count="604"/>
    <meta:generator>LibreOffice/7.3.7.2$Linux_X86_64 LibreOffice_project/30$Build-2</meta:generator>
  </office:meta>
</office:document-meta>
</file>